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7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RONDON HERNANDEZ, VICTOR JESU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1795973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MOQUEGU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59692212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RONDON HERNANDEZ, VICTOR JESUS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1795973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5969221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30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85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37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37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7/07/2021</text:p>
          </table:table-cell>
          <table:table-cell table:style-name="Tabla2.A3" office:value-type="string">
            <text:p text:style-name="P16">284532</text:p>
          </table:table-cell>
          <table:table-cell table:style-name="Tabla2.D3" office:value-type="string">
            <text:p text:style-name="P17">37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7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7T23:46:43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